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fo:color="#ff0000" fo:font-style="italic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ff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 style:leader-style="dotted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 style:leader-style="dotted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 style:leader-style="dotted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 style:leader-style="dotted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 style:leader-style="dotted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 style:leader-style="dotted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 style:leader-style="dotted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top="20.00pt" fo:margin-bottom="6.00pt"/>
    </style:style>
    <style:style style:name="P17" style:family="paragraph">
      <style:paragraph-properties fo:line-height="100.00%" fo:text-align="left" fo:margin-top="18.00pt" fo:margin-bottom="6.00pt"/>
    </style:style>
    <style:style style:name="P18" style:family="paragraph">
      <style:paragraph-properties fo:line-height="115.00%" fo:text-align="lef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 fo:margin-left="36.00pt" fo:text-indent="0.00p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top="18.00pt" fo:margin-bottom="6.00pt"/>
    </style:style>
    <style:style style:name="P23" style:family="paragraph">
      <style:paragraph-properties fo:line-height="100.00%" fo:text-align="left" fo:margin-top="20.00pt" fo:margin-bottom="6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20.00pt" fo:margin-bottom="6.00pt"/>
    </style:style>
    <style:style style:name="P26" style:family="paragraph">
      <style:paragraph-properties fo:line-height="100.00%" fo:text-align="left" fo:margin-top="18.00pt" fo:margin-bottom="6.00p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20.00pt" fo:margin-bottom="6.00pt"/>
    </style:style>
    <style:style style:name="P29" style:family="paragraph">
      <style:paragraph-properties fo:line-height="100.00%" fo:text-align="left" fo:margin-top="18.00pt" fo:margin-bottom="6.00pt"/>
    </style:style>
    <style:style style:name="P30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</text:span></text:p>
      <text:p text:style-name="P15"><text:span text:style-name="T36"/></text:p>
      <text:p text:style-name="P15"><draw:frame text:anchor-type="as-char" svg:width="130.60mm" svg:height="31.96mm" style:rel-width="scale" style:rel-height="scale"><draw:object-ole xlink:href="OleObj1"/><draw:image xlink:href="ObjectReplacements/OleObj1"/></draw:frame><text:span text:style-name="T36"/></text:p>
      <text:p text:style-name="P15"><text:span text:style-name="T37">Score Lighthouse après optimisation :</text:span></text:p>
      <text:p text:style-name="P15"><text:span text:style-name="T38"/></text:p>
      <text:p text:style-name="P15"><draw:frame text:anchor-type="as-char" svg:width="131.87mm" svg:height="31.96mm" style:rel-width="scale" style:rel-height="scale"><draw:object-ole xlink:href="OleObj2"/><draw:image xlink:href="ObjectReplacements/OleObj2"/></draw:frame><text:span text:style-name="T38"/></text:p>
      <text:p text:style-name="P15"><text:span text:style-name="T38"/></text:p>
      <text:p text:style-name="P15"><text:span text:style-name="T38"/></text:p>
      <text:p text:style-name="P16"><text:span text:style-name="T39">II - Détails des optimisations effectuées</text:span></text:p>
      <text:p text:style-name="P17"><text:span text:style-name="T40">1 - Les images</text:span></text:p>
      <text:p text:style-name="P18"><text:span text:style-name="T41">Le projet comporte originalement<text:s/></text:span><text:span text:style-name="T42">15</text:span><text:span text:style-name="T43"><text:s/></text:span><text:span text:style-name="T44">images pour un poids total de<text:s/></text:span><text:span text:style-name="T45">29.4</text:span><text:span text:style-name="T46">MB</text:span><text:span text:style-name="T47">. Nous avons effectué les modifications suivantes aux images :</text:span></text:p>
      <text:p text:style-name="P18"><text:span text:style-name="T48"/></text:p>
      <text:list text:style-name="L19">
        <text:list-item>
          <text:p text:style-name="P19"><text:span text:style-name="T49">Redimensionnement :</text:span><text:span text:style-name="T50"><text:s/>Les images ont été redimensionnées pour correspondre aux dimensions affichées sur le site. </text:span></text:p>
        </text:list-item>
        <text:list-item>
          <text:p text:style-name="P19"><text:span text:style-name="T51">Compression :</text:span><text:span text:style-name="T52"><text:s/>Les images ont été compressées en utilisant Squoosh, permettant de réduire le poids des fichiers sans perte significative de qualité.</text:span></text:p>
        </text:list-item>
        <text:list-item>
          <text:p text:style-name="P19"><text:span text:style-name="T53">Format :</text:span><text:span text:style-name="T54"><text:s/>Les images ont été converties au format WebP, offrant une meilleure compression par rapport aux formats traditionnels comme JPEG et PNG.</text:span></text:p>
        </text:list-item>
      </text:list>
      <text:p text:style-name="P20"><text:span text:style-name="T55"/></text:p>
      <text:p text:style-name="P21"><text:span text:style-name="T56">Après les modifications, le poids total des images est de<text:s/></text:span><text:span text:style-name="T57">13.5MB</text:span><text:span text:style-name="T58"><text:s/></text:span><text:span text:style-name="T59">soit un gain de<text:s/></text:span><text:span text:style-name="T60">54.08</text:span><text:span text:style-name="T61">%.</text:span></text:p>
      <text:p text:style-name="P21"><text:span text:style-name="T62"/></text:p>
      <text:p text:style-name="P22"><text:span text:style-name="T63">2 - …</text:span></text:p>
      <text:p text:style-name="P23"><text:span text:style-name="T64">III - Accessibilité du site</text:span></text:p>
      <text:p text:style-name="P24"><draw:frame text:anchor-type="as-char" svg:width="96.52mm" svg:height="161.29mm" style:rel-width="scale" style:rel-height="scale"><draw:object-ole xlink:href="OleObj3"/><draw:image xlink:href="ObjectReplacements/OleObj3"/></draw:frame><text:span text:style-name="T65"/></text:p>
      <text:p text:style-name="P24"><text:span text:style-name="T66">[Lister les modifications faites pour valider l’accessibilité]</text:span></text:p>
      <text:p text:style-name="P24"><text:span text:style-name="T66"/></text:p>
      <text:p text:style-name="P24"><text:span text:style-name="T66">- Ajout de l'attribut lang="fr" pour indiquer que le contenu est en français.</text:span></text:p>
      <text:p text:style-name="P24"><text:span text:style-name="T66">- Modifications des niveaux de titres pour une hiérarchie correcte.</text:span></text:p>
      <text:p text:style-name="P24"><text:span text:style-name="T66">- Ajout de l'attribut 'alt' aux images pour aider les utilisateurs de lecteurs d'écran à comprendre le contenu des images.</text:span></text:p>
      <text:p text:style-name="P24"><text:span text:style-name="T66">- Ajout de données structurées en JSON-LD pour décrire l'entreprise, ce qui peut aider les moteurs de recherche à mieux comprendre le contenu de la page.</text:span></text:p>
      <text:p text:style-name="P24"><text:span text:style-name="T66">- Ajout d'attributs 'for' dans les labels des formulaires pour améliorer l'association entre labels et champs de formulaire.</text:span></text:p>
      <text:p text:style-name="P24"><text:span text:style-name="T66">- Ajout d'attributs 'aria-label' aux boutons de navigation pour améliorer l'accessibilité du carousel.</text:span></text:p>
      <text:p text:style-name="P24"><text:span text:style-name="T66"/></text:p>
      <text:p text:style-name="P25"><text:span text:style-name="T67">IV - Détails de réalisation additionnelles à la demande du client</text:span></text:p>
      <text:p text:style-name="P26"><text:span text:style-name="T68">1 - …</text:span></text:p>
      <text:p text:style-name="P27"><text:span text:style-name="T69"/></text:p>
      <text:p text:style-name="P27"><text:span text:style-name="T69"/></text:p>
      <text:p text:style-name="P28"><text:span text:style-name="T70">Annexe</text:span></text:p>
      <text:p text:style-name="P29"><text:span text:style-name="T71">Rapport complet de l’audit Lighthouse</text:span></text:p>
      <text:p text:style-name="P29"><text:span text:style-name="T71"/></text:p>
      <text:p text:style-name="P30"><text:span text:style-name="T72"/></text:p>
      <text:p text:style-name="P30"><text:span text:style-name="T72"/></text:p>
      <text:p text:style-name="P30"><text:span text:style-name="T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